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3.845cm"/>
    </style:style>
    <style:style style:name="Table3.B" style:family="table-column">
      <style:table-column-properties style:column-width="10.246cm"/>
    </style:style>
    <style:style style:name="Table3.C" style:family="table-column">
      <style:table-column-properties style:column-width="2.90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334cm"/>
    </style:style>
    <style:style style:name="Table4.B" style:family="table-column">
      <style:table-column-properties style:column-width="5.572cm"/>
    </style:style>
    <style:style style:name="Table4.C" style:family="table-column">
      <style:table-column-properties style:column-width="4.284cm"/>
    </style:style>
    <style:style style:name="Table4.D" style:family="table-column">
      <style:table-column-properties style:column-width="2.81cm"/>
    </style:style>
    <style:style style:name="Table4.A1" style:family="table-cell">
      <style:table-cell-properties style:vertical-align="middle" fo:padding="0.049cm" fo:border="none"/>
    </style:style>
    <style:style style:name="P1" style:family="paragraph" style:parent-style-name="Heading_20_3">
      <style:paragraph-properties fo:text-align="center" style:justify-single-word="false"/>
      <style:text-properties officeooo:paragraph-rsid="00195818"/>
    </style:style>
    <style:style style:name="P2" style:family="paragraph" style:parent-style-name="Heading_20_3">
      <style:paragraph-properties fo:text-align="center" style:justify-single-word="false"/>
      <style:text-properties style:font-name="Trebuchet MS" fo:font-size="16pt" style:text-underline-style="solid" style:text-underline-width="auto" style:text-underline-color="font-color" officeooo:paragraph-rsid="00195818" style:font-size-asian="16pt" style:font-size-complex="16pt"/>
    </style:style>
    <style:style style:name="P3" style:family="paragraph" style:parent-style-name="Heading_20_3">
      <style:text-properties style:font-name="Trebuchet MS" fo:font-size="16pt" officeooo:paragraph-rsid="00195818" style:font-size-asian="16pt" style:font-size-complex="16pt"/>
    </style:style>
    <style:style style:name="P4" style:family="paragraph" style:parent-style-name="Heading_20_3">
      <style:text-properties officeooo:paragraph-rsid="00195818"/>
    </style:style>
    <style:style style:name="P5" style:family="paragraph" style:parent-style-name="Standard">
      <style:paragraph-properties fo:margin-top="0cm" fo:margin-bottom="0.318cm" loext:contextual-spacing="false" fo:line-height="100%" fo:text-align="center" style:justify-single-word="false">
        <style:tab-stops>
          <style:tab-stop style:position="7.034cm"/>
        </style:tab-stops>
      </style:paragraph-properties>
      <style:text-properties fo:color="#c9211e" style:font-name="Trebuchet MS" fo:font-size="20pt" style:text-underline-style="solid" style:text-underline-width="auto" style:text-underline-color="font-color" fo:font-weight="bold" officeooo:rsid="00059770" officeooo:paragraph-rsid="00195818" style:font-size-asian="20pt" style:font-weight-asian="bold" style:font-name-complex="Calibri" style:font-size-complex="20pt" style:font-weight-complex="bold"/>
    </style:style>
    <style:style style:name="P6" style:family="paragraph" style:parent-style-name="Standard">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20pt" fo:font-weight="normal" officeooo:rsid="00059770" officeooo:paragraph-rsid="00195818" style:font-size-asian="20pt" style:font-weight-asian="normal" style:font-name-complex="Calibri" style:font-size-complex="20pt" style:font-weight-complex="normal"/>
    </style:style>
    <style:style style:name="P7" style:family="paragraph" style:parent-style-name="Standard">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16pt" fo:font-weight="normal" officeooo:rsid="002a12b8" officeooo:paragraph-rsid="00195818" style:font-size-asian="16pt" style:font-weight-asian="normal" style:font-name-complex="Calibri" style:font-size-complex="16pt" style:font-weight-complex="normal"/>
    </style:style>
    <style:style style:name="P8" style:family="paragraph" style:parent-style-name="Standard">
      <style:paragraph-properties fo:margin-top="0cm" fo:margin-bottom="0.318cm" loext:contextual-spacing="false" fo:line-height="100%" fo:text-align="center" style:justify-single-word="false">
        <style:tab-stops>
          <style:tab-stop style:position="7.034cm"/>
        </style:tab-stops>
      </style:paragraph-properties>
      <style:text-properties style:font-name="Trebuchet MS" fo:font-size="16pt" officeooo:paragraph-rsid="00195818" style:font-size-asian="16pt" style:font-size-complex="16pt"/>
    </style:style>
    <style:style style:name="P9" style:family="paragraph" style:parent-style-name="Text_20_body">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16pt" fo:font-weight="normal" officeooo:rsid="00059770" officeooo:paragraph-rsid="00195818" style:font-size-asian="16pt" style:font-weight-asian="normal" style:font-name-complex="Calibri" style:font-size-complex="16pt" style:font-weight-complex="normal"/>
    </style:style>
    <style:style style:name="P10" style:family="paragraph" style:parent-style-name="Text_20_body">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16pt" style:text-underline-style="solid" style:text-underline-width="auto" style:text-underline-color="font-color" fo:font-weight="bold" officeooo:rsid="002a12b8" officeooo:paragraph-rsid="00195818" style:font-size-asian="16pt" style:font-weight-asian="bold" style:font-name-complex="Calibri" style:font-size-complex="16pt" style:font-weight-complex="bold"/>
    </style:style>
    <style:style style:name="P11" style:family="paragraph" style:parent-style-name="Heading_20_3">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16pt" fo:font-weight="normal" officeooo:rsid="00059770" officeooo:paragraph-rsid="00195818" style:font-size-asian="16pt" style:font-weight-asian="normal" style:font-name-complex="Calibri" style:font-size-complex="16pt" style:font-weight-complex="normal"/>
    </style:style>
    <style:style style:name="P12" style:family="paragraph" style:parent-style-name="Heading_20_3">
      <style:paragraph-properties fo:margin-top="0cm" fo:margin-bottom="0.318cm" loext:contextual-spacing="false" fo:line-height="100%" fo:text-align="center" style:justify-single-word="false">
        <style:tab-stops>
          <style:tab-stop style:position="7.034cm"/>
        </style:tab-stops>
      </style:paragraph-properties>
      <style:text-properties fo:color="#000000" style:font-name="Trebuchet MS" fo:font-size="16pt" style:text-underline-style="solid" style:text-underline-width="auto" style:text-underline-color="font-color" fo:font-weight="bold" officeooo:rsid="002a12b8" officeooo:paragraph-rsid="00195818" style:font-size-asian="16pt" style:font-weight-asian="bold" style:font-name-complex="Calibri" style:font-size-complex="16pt" style:font-weight-complex="bold"/>
    </style:style>
    <style:style style:name="P13" style:family="paragraph" style:parent-style-name="Text_20_body">
      <style:paragraph-properties fo:text-align="center" style:justify-single-word="false"/>
      <style:text-properties fo:color="#2a6099" style:font-name="Trebuchet MS" fo:font-size="24pt" fo:font-weight="bold" officeooo:rsid="00059770" officeooo:paragraph-rsid="001b4211" style:font-size-asian="24pt" style:font-weight-asian="bold" style:font-size-complex="24pt" style:font-weight-complex="bold"/>
    </style:style>
    <style:style style:name="P14" style:family="paragraph" style:parent-style-name="Text_20_body">
      <style:paragraph-properties fo:text-align="center" style:justify-single-word="false">
        <style:tab-stops>
          <style:tab-stop style:position="7.294cm"/>
        </style:tab-stops>
      </style:paragraph-properties>
      <style:text-properties fo:color="#2a6099" style:font-name="Trebuchet MS" fo:font-size="16pt" fo:font-weight="bold" officeooo:rsid="00059770" officeooo:paragraph-rsid="001b4211" style:font-size-asian="16pt" style:font-weight-asian="bold" style:font-size-complex="16pt" style:font-weight-complex="bold"/>
    </style:style>
    <style:style style:name="P15" style:family="paragraph" style:parent-style-name="Text_20_body">
      <style:paragraph-properties fo:text-align="center" style:justify-single-word="false"/>
      <style:text-properties officeooo:paragraph-rsid="00195818"/>
    </style:style>
    <style:style style:name="P16" style:family="paragraph" style:parent-style-name="Text_20_body">
      <style:text-properties officeooo:paragraph-rsid="00195818"/>
    </style:style>
    <style:style style:name="P17" style:family="paragraph" style:parent-style-name="Text_20_body">
      <style:text-properties style:font-name="Trebuchet MS" fo:font-size="16pt" officeooo:rsid="00320743" officeooo:paragraph-rsid="00195818" style:font-size-asian="16pt" style:font-size-complex="16pt"/>
    </style:style>
    <style:style style:name="P18" style:family="paragraph" style:parent-style-name="Text_20_body">
      <style:text-properties style:font-name="Trebuchet MS" fo:font-size="16pt" officeooo:paragraph-rsid="00195818" style:font-size-asian="16pt" style:font-size-complex="16pt"/>
    </style:style>
    <style:style style:name="P19" style:family="paragraph" style:parent-style-name="Text_20_body">
      <style:text-properties style:font-name="Trebuchet MS" fo:font-size="16pt" fo:font-weight="normal" officeooo:paragraph-rsid="00195818" style:font-size-asian="16pt" style:font-weight-asian="normal" style:font-size-complex="16pt" style:font-weight-complex="normal"/>
    </style:style>
    <style:style style:name="P20" style:family="paragraph" style:parent-style-name="Text_20_body">
      <style:paragraph-properties fo:text-align="center" style:justify-single-word="false"/>
      <style:text-properties style:font-name="Trebuchet MS" fo:font-size="16pt" style:text-underline-style="solid" style:text-underline-width="auto" style:text-underline-color="font-color" officeooo:paragraph-rsid="00195818" style:font-size-asian="16pt" style:font-size-complex="16pt"/>
    </style:style>
    <style:style style:name="P21" style:family="paragraph" style:parent-style-name="Text_20_body">
      <style:paragraph-properties fo:text-align="center" style:justify-single-word="false"/>
      <style:text-properties style:font-name="Trebuchet MS" fo:font-size="16pt" style:text-underline-style="solid" style:text-underline-width="auto" style:text-underline-color="font-color" officeooo:rsid="00320743" officeooo:paragraph-rsid="00195818" style:font-size-asian="16pt" style:font-size-complex="16pt"/>
    </style:style>
    <style:style style:name="P22" style:family="paragraph" style:parent-style-name="Text_20_body">
      <style:paragraph-properties fo:text-align="start" style:justify-single-word="false"/>
      <style:text-properties officeooo:paragraph-rsid="00195818"/>
    </style:style>
    <style:style style:name="P23" style:family="paragraph" style:parent-style-name="Footer">
      <style:text-properties officeooo:paragraph-rsid="001b4211"/>
    </style:style>
    <style:style style:name="P24" style:family="paragraph" style:parent-style-name="Horizontal_20_Line">
      <style:text-properties style:font-name="Trebuchet MS" fo:font-size="16pt" officeooo:rsid="00320743" officeooo:paragraph-rsid="00195818" style:font-size-asian="16pt" style:font-size-complex="16pt"/>
    </style:style>
    <style:style style:name="P25" style:family="paragraph" style:parent-style-name="Table_20_Contents">
      <style:text-properties style:font-name="Trebuchet MS" fo:font-size="16pt" officeooo:paragraph-rsid="00195818" style:font-size-asian="16pt" style:font-size-complex="16pt"/>
    </style:style>
    <style:style style:name="P26" style:family="paragraph" style:parent-style-name="Table_20_Heading">
      <style:text-properties style:font-name="Trebuchet MS" fo:font-size="16pt" officeooo:paragraph-rsid="00195818" style:font-size-asian="16pt" style:font-size-complex="16pt"/>
    </style:style>
    <style:style style:name="P27" style:family="paragraph" style:parent-style-name="Standard" style:list-style-name="">
      <style:paragraph-properties fo:margin-top="0cm" fo:margin-bottom="0.318cm" loext:contextual-spacing="false" fo:line-height="100%" fo:text-align="center" style:justify-single-word="false"/>
      <style:text-properties fo:color="#2a6099" style:font-name="Helvetica" fo:font-size="16pt" fo:font-weight="bold" officeooo:rsid="00059770" officeooo:paragraph-rsid="001b4211" style:font-size-asian="16pt" style:font-weight-asian="bold" style:font-name-complex="Helvetica1" style:font-size-complex="16pt" style:font-weight-complex="bold"/>
    </style:style>
    <style:style style:name="P28" style:family="paragraph" style:parent-style-name="Heading_20_3">
      <style:text-properties fo:color="#2a6099" style:font-name="Trebuchet MS" fo:font-size="14pt" fo:font-weight="bold" officeooo:rsid="00059770" officeooo:paragraph-rsid="001b4211" style:font-size-asian="14pt" style:font-weight-asian="bold" style:font-size-complex="14pt" style:font-weight-complex="bold"/>
    </style:style>
    <style:style style:name="P29" style:family="paragraph" style:parent-style-name="Heading_20_3">
      <style:text-properties style:font-name="Trebuchet MS" fo:font-size="16pt" officeooo:paragraph-rsid="00195818" style:font-size-asian="16pt" style:font-size-complex="16pt"/>
    </style:style>
    <style:style style:name="P30" style:family="paragraph" style:parent-style-name="Heading_20_2">
      <style:paragraph-properties fo:text-align="center" style:justify-single-word="false"/>
      <style:text-properties style:font-name="Trebuchet MS" fo:font-size="16pt" style:text-underline-style="solid" style:text-underline-width="auto" style:text-underline-color="font-color" officeooo:rsid="00320743" officeooo:paragraph-rsid="00195818" style:font-size-asian="16pt" style:font-size-complex="16pt"/>
    </style:style>
    <style:style style:name="P31" style:family="paragraph" style:parent-style-name="Text_20_body" style:list-style-name="L1">
      <style:text-properties officeooo:paragraph-rsid="00195818"/>
    </style:style>
    <style:style style:name="P32" style:family="paragraph" style:parent-style-name="Text_20_body" style:list-style-name="L1">
      <style:text-properties style:font-name="Trebuchet MS" fo:font-size="16pt" officeooo:paragraph-rsid="00195818" style:font-size-asian="16pt" style:font-size-complex="16pt"/>
    </style:style>
    <style:style style:name="P33" style:family="paragraph" style:parent-style-name="Text_20_body" style:list-style-name="L2">
      <style:text-properties style:font-name="Trebuchet MS" fo:font-size="16pt" officeooo:paragraph-rsid="00195818" style:font-size-asian="16pt" style:font-size-complex="16pt"/>
    </style:style>
    <style:style style:name="P34" style:family="paragraph" style:parent-style-name="Text_20_body" style:list-style-name="L3">
      <style:text-properties style:font-name="Trebuchet MS" fo:font-size="16pt" officeooo:paragraph-rsid="00195818" style:font-size-asian="16pt" style:font-size-complex="16pt"/>
    </style:style>
    <style:style style:name="P35" style:family="paragraph" style:parent-style-name="Text_20_body" style:list-style-name="L4">
      <style:text-properties style:font-name="Trebuchet MS" fo:font-size="16pt" officeooo:paragraph-rsid="00195818" style:font-size-asian="16pt" style:font-size-complex="16pt"/>
    </style:style>
    <style:style style:name="P36" style:family="paragraph" style:parent-style-name="Text_20_body" style:list-style-name="L5">
      <style:text-properties style:font-name="Trebuchet MS" fo:font-size="16pt" officeooo:paragraph-rsid="00195818" style:font-size-asian="16pt" style:font-size-complex="16pt"/>
    </style:style>
    <style:style style:name="P37" style:family="paragraph" style:parent-style-name="Text_20_body" style:list-style-name="L7">
      <style:text-properties style:font-name="Trebuchet MS" fo:font-size="16pt" officeooo:paragraph-rsid="00195818" style:font-size-asian="16pt" style:font-size-complex="16pt"/>
    </style:style>
    <style:style style:name="P38" style:family="paragraph" style:parent-style-name="Text_20_body" style:list-style-name="L8">
      <style:text-properties style:font-name="Trebuchet MS" fo:font-size="16pt" officeooo:paragraph-rsid="00195818" style:font-size-asian="16pt" style:font-size-complex="16pt"/>
    </style:style>
    <style:style style:name="P39" style:family="paragraph" style:parent-style-name="Text_20_body" style:list-style-name="L12">
      <style:text-properties style:font-name="Trebuchet MS" fo:font-size="16pt" officeooo:paragraph-rsid="00195818" style:font-size-asian="16pt" style:font-size-complex="16pt"/>
    </style:style>
    <style:style style:name="P40" style:family="paragraph" style:parent-style-name="Text_20_body" style:list-style-name="L13">
      <style:text-properties style:font-name="Trebuchet MS" fo:font-size="16pt" officeooo:paragraph-rsid="00195818" style:font-size-asian="16pt" style:font-size-complex="16pt"/>
    </style:style>
    <style:style style:name="P41" style:family="paragraph" style:parent-style-name="Text_20_body">
      <style:text-properties style:font-name="Trebuchet MS" fo:font-size="16pt" officeooo:paragraph-rsid="00195818" style:font-size-asian="16pt" style:font-size-complex="16pt"/>
    </style:style>
    <style:style style:name="P42" style:family="paragraph" style:parent-style-name="Text_20_body" style:list-style-name="L14">
      <style:text-properties style:font-name="Trebuchet MS" fo:font-size="16pt" officeooo:paragraph-rsid="00195818" style:font-size-asian="16pt" style:font-size-complex="16pt"/>
    </style:style>
    <style:style style:name="P43" style:family="paragraph" style:parent-style-name="Text_20_body" style:list-style-name="L15">
      <style:text-properties style:font-name="Trebuchet MS" fo:font-size="16pt" officeooo:paragraph-rsid="00195818" style:font-size-asian="16pt" style:font-size-complex="16pt"/>
    </style:style>
    <style:style style:name="P44" style:family="paragraph" style:parent-style-name="Text_20_body" style:list-style-name="L16">
      <style:text-properties style:font-name="Trebuchet MS" fo:font-size="16pt" officeooo:paragraph-rsid="00195818" style:font-size-asian="16pt" style:font-size-complex="16pt"/>
    </style:style>
    <style:style style:name="P45" style:family="paragraph" style:parent-style-name="Text_20_body" style:list-style-name="L17">
      <style:text-properties style:font-name="Trebuchet MS" fo:font-size="16pt" officeooo:paragraph-rsid="00195818" style:font-size-asian="16pt" style:font-size-complex="16pt"/>
    </style:style>
    <style:style style:name="P46" style:family="paragraph" style:parent-style-name="Text_20_body" style:list-style-name="L18">
      <style:text-properties style:font-name="Trebuchet MS" fo:font-size="16pt" officeooo:paragraph-rsid="00195818" style:font-size-asian="16pt" style:font-size-complex="16pt"/>
    </style:style>
    <style:style style:name="P47" style:family="paragraph" style:parent-style-name="Text_20_body" style:list-style-name="L19">
      <style:text-properties style:font-name="Trebuchet MS" fo:font-size="16pt" officeooo:paragraph-rsid="00195818" style:font-size-asian="16pt" style:font-size-complex="16pt"/>
    </style:style>
    <style:style style:name="P48" style:family="paragraph" style:parent-style-name="Text_20_body" style:list-style-name="L21">
      <style:text-properties style:font-name="Trebuchet MS" fo:font-size="16pt" officeooo:paragraph-rsid="00195818" style:font-size-asian="16pt" style:font-size-complex="16pt"/>
    </style:style>
    <style:style style:name="P49" style:family="paragraph" style:parent-style-name="Text_20_body" style:list-style-name="L22">
      <style:text-properties style:font-name="Trebuchet MS" fo:font-size="16pt" officeooo:paragraph-rsid="00195818" style:font-size-asian="16pt" style:font-size-complex="16pt"/>
    </style:style>
    <style:style style:name="P50" style:family="paragraph" style:parent-style-name="Text_20_body">
      <style:text-properties style:font-name="Trebuchet MS" fo:font-size="16pt" fo:font-weight="normal" officeooo:paragraph-rsid="00195818" style:font-size-asian="16pt" style:font-weight-asian="normal" style:font-size-complex="16pt" style:font-weight-complex="normal"/>
    </style:style>
    <style:style style:name="P51" style:family="paragraph" style:parent-style-name="Text_20_body" style:list-style-name="L9">
      <style:text-properties style:font-name="Trebuchet MS" fo:font-size="16pt" fo:font-weight="normal" officeooo:paragraph-rsid="00195818" style:font-size-asian="16pt" style:font-weight-asian="normal" style:font-size-complex="16pt" style:font-weight-complex="normal"/>
    </style:style>
    <style:style style:name="P52" style:family="paragraph" style:parent-style-name="Text_20_body" style:list-style-name="L10">
      <style:text-properties style:font-name="Trebuchet MS" fo:font-size="16pt" fo:font-weight="normal" officeooo:paragraph-rsid="00195818" style:font-size-asian="16pt" style:font-weight-asian="normal" style:font-size-complex="16pt" style:font-weight-complex="normal"/>
    </style:style>
    <style:style style:name="P53" style:family="paragraph" style:parent-style-name="Text_20_body" style:list-style-name="L11">
      <style:text-properties style:font-name="Trebuchet MS" fo:font-size="16pt" fo:font-weight="normal" officeooo:paragraph-rsid="00195818" style:font-size-asian="16pt" style:font-weight-asian="normal" style:font-size-complex="16pt" style:font-weight-complex="normal"/>
    </style:style>
    <style:style style:name="P54" style:family="paragraph" style:parent-style-name="Text_20_body" style:list-style-name="L2">
      <style:text-properties officeooo:paragraph-rsid="00195818"/>
    </style:style>
    <style:style style:name="P55" style:family="paragraph" style:parent-style-name="Text_20_body" style:list-style-name="L3">
      <style:text-properties officeooo:paragraph-rsid="00195818"/>
    </style:style>
    <style:style style:name="P56" style:family="paragraph" style:parent-style-name="Text_20_body" style:list-style-name="L6">
      <style:text-properties officeooo:paragraph-rsid="00195818"/>
    </style:style>
    <style:style style:name="P57" style:family="paragraph" style:parent-style-name="Text_20_body" style:list-style-name="L6">
      <style:paragraph-properties fo:text-align="center" style:justify-single-word="false"/>
      <style:text-properties officeooo:paragraph-rsid="00195818"/>
    </style:style>
    <style:style style:name="P58" style:family="paragraph" style:parent-style-name="Text_20_body" style:list-style-name="L9">
      <style:text-properties officeooo:paragraph-rsid="00195818"/>
    </style:style>
    <style:style style:name="P59" style:family="paragraph" style:parent-style-name="Text_20_body" style:list-style-name="L10">
      <style:text-properties officeooo:paragraph-rsid="00195818"/>
    </style:style>
    <style:style style:name="P60" style:family="paragraph" style:parent-style-name="Text_20_body" style:list-style-name="L11">
      <style:text-properties officeooo:paragraph-rsid="00195818"/>
    </style:style>
    <style:style style:name="P61" style:family="paragraph" style:parent-style-name="Text_20_body" style:list-style-name="L12">
      <style:text-properties officeooo:paragraph-rsid="00195818"/>
    </style:style>
    <style:style style:name="P62" style:family="paragraph" style:parent-style-name="Text_20_body" style:list-style-name="L13">
      <style:text-properties officeooo:paragraph-rsid="00195818"/>
    </style:style>
    <style:style style:name="P63" style:family="paragraph" style:parent-style-name="Text_20_body" style:list-style-name="L16">
      <style:text-properties officeooo:paragraph-rsid="00195818"/>
    </style:style>
    <style:style style:name="P64" style:family="paragraph" style:parent-style-name="Text_20_body" style:list-style-name="L20">
      <style:text-properties officeooo:paragraph-rsid="00195818"/>
    </style:style>
    <style:style style:name="P65" style:family="paragraph" style:parent-style-name="Text_20_body" style:list-style-name="L21">
      <style:text-properties officeooo:paragraph-rsid="00195818"/>
    </style:style>
    <style:style style:name="P66" style:family="paragraph" style:parent-style-name="Text_20_body" style:list-style-name="L22">
      <style:text-properties officeooo:paragraph-rsid="00195818"/>
    </style:style>
    <style:style style:name="T1" style:family="text">
      <style:text-properties officeooo:rsid="000f4def"/>
    </style:style>
    <style:style style:name="T2" style:family="text">
      <style:text-properties style:font-name="Trebuchet MS" fo:font-size="16pt" style:font-size-asian="16pt" style:font-size-complex="16pt"/>
    </style:style>
    <style:style style:name="T3" style:family="text">
      <style:text-properties style:font-name="Trebuchet MS" fo:font-size="16pt" style:text-underline-style="solid" style:text-underline-width="auto" style:text-underline-color="font-color" style:font-size-asian="16pt" style:font-size-complex="16pt"/>
    </style:style>
    <style:style style:name="T4" style:family="text">
      <style:text-properties style:font-name="Trebuchet MS" fo:font-size="16pt" style:text-underline-style="solid" style:text-underline-width="auto" style:text-underline-color="font-color" fo:font-weight="normal" style:font-size-asian="16pt" style:font-weight-asian="normal" style:font-size-complex="16pt" style:font-weight-complex="normal"/>
    </style:style>
    <style:style style:name="T5" style:family="text">
      <style:text-properties style:font-name="Trebuchet M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style:font-name="Trebuchet MS" fo:font-size="16pt" style:text-underline-style="none" fo:font-weight="bold" style:font-size-asian="16pt" style:font-weight-asian="bold" style:font-size-complex="16pt" style:font-weight-complex="bold"/>
    </style:style>
    <style:style style:name="T7" style:family="text">
      <style:text-properties style:font-name="Trebuchet MS" fo:font-size="16pt" fo:font-weight="normal" style:font-size-asian="16pt" style:font-weight-asian="normal" style:font-size-complex="16pt" style:font-weight-complex="normal"/>
    </style:style>
    <style:style style:name="T8" style:family="text">
      <style:text-properties fo:font-size="16pt" style:font-size-asian="16pt" style:font-size-complex="16pt"/>
    </style:style>
    <style:style style:name="T9" style:family="text">
      <style:text-properties style:text-underline-style="solid" style:text-underline-width="auto" style:text-underline-color="font-color"/>
    </style:style>
    <style:style style:name="T10" style:family="text">
      <style:text-properties officeooo:rsid="002e5a9e"/>
    </style:style>
    <style:style style:name="T11" style:family="text">
      <style:text-properties officeooo:rsid="003071c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IE TECHNIQUE</text:p>
      <text:p text:style-name="P6"><text:span text:style-name="Strong_20_Emphasis"><text:span text:style-name="T8"/></text:span></text:p>
      <text:p text:style-name="P15"><text:span text:style-name="Strong_20_Emphasis"><text:span text:style-name="T3">Présentation de l’environnement technique utilisé</text:span></text:span></text:p>
      <text:p text:style-name="P15"><text:span text:style-name="Strong_20_Emphasis"><text:span text:style-name="T3"/></text:span></text:p>
      <text:list xml:id="list4106803071" text:style-name="L1">
        <text:list-item>
          <text:p text:style-name="P31"><text:span text:style-name="T2">Utilisation d’un site </text:span><text:span text:style-name="Strong_20_Emphasis"><text:span text:style-name="T2">WordPress</text:span></text:span><text:span text:style-name="T2"> hébergé en ligne (environnement réel).</text:span></text:p>
        </text:list-item>
        <text:list-item>
          <text:p text:style-name="P31"><text:span text:style-name="T2">Travail sur un </text:span><text:span text:style-name="Strong_20_Emphasis"><text:span text:style-name="T2">PC</text:span></text:span><text:span text:style-name="T2"> avec connexion internet.</text:span></text:p>
        </text:list-item>
        <text:list-item>
          <text:p text:style-name="P31"><text:span text:style-name="T2">Logiciel principal : </text:span><text:span text:style-name="Strong_20_Emphasis"><text:span text:style-name="T2">WordPress</text:span></text:span><text:span text:style-name="T2"> (CMS) avec ses extensions.</text:span></text:p>
        </text:list-item>
        <text:list-item>
          <text:p text:style-name="P31"><text:span text:style-name="T2">Utilisation du protocole </text:span><text:span text:style-name="Strong_20_Emphasis"><text:span text:style-name="T2">HTTP/HTTPS</text:span></text:span><text:span text:style-name="T2"> pour la mise en ligne.</text:span></text:p>
          <text:p text:style-name="P32"/>
        </text:list-item>
      </text:list>
      <text:p text:style-name="P15"><text:span text:style-name="Strong_20_Emphasis"><text:span text:style-name="T3">Normes et standards utilisés</text:span></text:span></text:p>
      <text:p text:style-name="P15"><text:span text:style-name="Strong_20_Emphasis"><text:span text:style-name="T3"/></text:span></text:p>
      <text:list xml:id="list925435957" text:style-name="L2">
        <text:list-item>
          <text:p text:style-name="P54"><text:span text:style-name="T2">Respect des standards </text:span><text:span text:style-name="Strong_20_Emphasis"><text:span text:style-name="T2">W3C</text:span></text:span><text:span text:style-name="T2"> pour la création des pages web.</text:span></text:p>
        </text:list-item>
        <text:list-item>
          <text:p text:style-name="P54"><text:span text:style-name="T2">Utilisation de </text:span><text:span text:style-name="Strong_20_Emphasis"><text:span text:style-name="T2">modèles et thèmes WordPress</text:span></text:span><text:span text:style-name="T2"> conformes aux bonnes pratiques du web.</text:span></text:p>
        </text:list-item>
        <text:list-item>
          <text:p text:style-name="P33">Prise en compte de l’ergonomie et de l’accessibilité.</text:p>
          <text:p text:style-name="P33"/>
        </text:list-item>
      </text:list>
      <text:p text:style-name="P15"><text:span text:style-name="Strong_20_Emphasis"><text:span text:style-name="T3">Niveau d’habilitation (cybersécurité)</text:span></text:span></text:p>
      <text:p text:style-name="P15"><text:span text:style-name="Strong_20_Emphasis"><text:span text:style-name="T3"/></text:span></text:p>
      <text:list xml:id="list1763417658" text:style-name="L3">
        <text:list-item>
          <text:p text:style-name="P55"><text:span text:style-name="T2">Gestion d’un compte </text:span><text:span text:style-name="Strong_20_Emphasis"><text:span text:style-name="T2">administrateur WordPress</text:span></text:span><text:span text:style-name="T2"> pour les droits d’accès.</text:span></text:p>
        </text:list-item>
        <text:list-item>
          <text:p text:style-name="P55"><text:soft-page-break/><text:span text:style-name="T2">Protection par </text:span><text:span text:style-name="Strong_20_Emphasis"><text:span text:style-name="T2">mot de passe sécurisé</text:span></text:span><text:span text:style-name="T2">.</text:span></text:p>
        </text:list-item>
        <text:list-item>
          <text:p text:style-name="P34">Accès limité uniquement aux personnes autorisées.</text:p>
        </text:list-item>
      </text:list>
      <text:p text:style-name="P15"><text:span text:style-name="Strong_20_Emphasis"><text:span text:style-name="T3"/></text:span></text:p>
      <text:p text:style-name="P15"><text:span text:style-name="Strong_20_Emphasis"><text:span text:style-name="T3"/></text:span></text:p>
      <text:p text:style-name="P15"><text:span text:style-name="Strong_20_Emphasis"><text:span text:style-name="T3">Respect utilisation ressources numériques</text:span></text:span></text:p>
      <text:p text:style-name="P15"><text:span text:style-name="Strong_20_Emphasis"><text:span text:style-name="T3"/></text:span></text:p>
      <text:list xml:id="list663938321" text:style-name="L4">
        <text:list-item>
          <text:p text:style-name="P35">Utilisation de contenus (images, textes) libres de droits.</text:p>
        </text:list-item>
        <text:list-item>
          <text:p text:style-name="P35">Respect des règles de bonne pratique (pas de surconsommation de ressources).</text:p>
        </text:list-item>
        <text:list-item>
          <text:p text:style-name="P35">Utilisation responsable des accès et des outils numériques.</text:p>
        </text:list-item>
      </text:list>
      <text:h text:style-name="P11" text:outline-level="3"><text:span text:style-name="Strong_20_Emphasis"><text:span text:style-name="T9">Exemples d’incidents traités</text:span></text:span></text:h>
      <text:p text:style-name="P9"><text:span text:style-name="Strong_20_Emphasis"><text:span text:style-name="T9"/></text:span></text:p>
      <text:list xml:id="list4230091578" text:style-name="L5">
        <text:list-item>
          <text:p text:style-name="P36">Problèmes de mise en page : correction des erreurs de design et réorganisation des blocs.</text:p>
        </text:list-item>
        <text:list-item>
          <text:p text:style-name="P36">Liens défectueux : vérification et correction des liens internes et externes.</text:p>
        </text:list-item>
        <text:list-item>
          <text:p text:style-name="P36">Erreurs d’affichage : ajustement du thème et des paramètres CSS.</text:p>
        </text:list-item>
        <text:list-item>
          <text:p text:style-name="P36">Problèmes d’hébergement : résolution de lenteurs de chargement et configuration de l’accès HTTPS.</text:p>
        </text:list-item>
      </text:list>
      <text:h text:style-name="P1" text:outline-level="3"><text:soft-page-break/><text:span text:style-name="Strong_20_Emphasis"><text:span text:style-name="T3">Travail en mode projet</text:span></text:span></text:h>
      <text:p text:style-name="P15"><text:span text:style-name="Strong_20_Emphasis"><text:span text:style-name="T3"/></text:span></text:p>
      <text:list xml:id="list3134822834" text:style-name="L6">
        <text:list-item>
          <text:p text:style-name="P56"><text:span text:style-name="Strong_20_Emphasis"><text:span text:style-name="T2">Projet global</text:span></text:span><text:span text:style-name="T2"> : création, conception et mise en ligne d’un site WordPress pour développer la présence de l’organisation.</text:span></text:p>
        </text:list-item>
        <text:list-item>
          <text:p text:style-name="P56"><text:span text:style-name="Strong_20_Emphasis"><text:span text:style-name="T2">Méthode</text:span></text:span><text:span text:style-name="T2"> : travail autonome, planification des pages, suivi du design et intégration progressive des fonctionnalités.</text:span></text:p>
        </text:list-item>
        <text:list-item>
          <text:p text:style-name="P56"><text:span text:style-name="Strong_20_Emphasis"><text:span text:style-name="T2">Planification</text:span></text:span><text:span text:style-name="T2"> : utilisation d’un </text:span><text:span text:style-name="Strong_20_Emphasis"><text:span text:style-name="T2">diagramme de Gantt</text:span></text:span><text:span text:style-name="T2"> (missions : conception pages, design, intégration liens, hébergement, rendu final).</text:span></text:p>
        </text:list-item>
        <text:list-item>
          <text:p text:style-name="P56"><text:span text:style-name="Strong_20_Emphasis"><text:span text:style-name="T2">Écarts constatés</text:span></text:span><text:span text:style-name="T2"> : retards liés à des ajustements graphiques et à la correction de bugs lors de l’intégration.</text:span></text:p>
          <text:p text:style-name="P57"><text:span text:style-name="Strong_20_Emphasis"><text:span text:style-name="T3">Mise à disposition d’un service</text:span></text:span></text:p>
          <text:p text:style-name="P57"><text:span text:style-name="Strong_20_Emphasis"><text:span text:style-name="T3"/></text:span></text:p>
        </text:list-item>
      </text:list>
      <text:p text:style-name="P22"><text:span text:style-name="Strong_20_Emphasis"><text:span text:style-name="T6">Tests réalisés</text:span></text:span><text:span text:style-name="T6"> :</text:span></text:p>
      <text:list xml:id="list1512369556" text:style-name="L7">
        <text:list-item>
          <text:p text:style-name="P37">Navigation entre pages → vérification des liens internes et menus.</text:p>
        </text:list-item>
        <text:list-item>
          <text:p text:style-name="P37">Design et affichage → contrôle du rendu sur différents navigateurs.</text:p>
        </text:list-item>
        <text:list-item>
          <text:p text:style-name="P37">Hébergement → test de l’accessibilité du site via son adresse URL.</text:p>
        </text:list-item>
      </text:list>
      <text:p text:style-name="P22"><text:span text:style-name="Strong_20_Emphasis"><text:span text:style-name="T6">Exemples d’incidents</text:span></text:span><text:span text:style-name="T6"> :</text:span></text:p>
      <text:list xml:id="list2167207073" text:style-name="L8">
        <text:list-item>
          <text:p text:style-name="P38">Lien interne non fonctionnel → corrigé en moins de 10 min.</text:p>
        </text:list-item>
        <text:list-item>
          <text:p text:style-name="P38"><text:soft-page-break/>Page mal affichée (erreur CSS) → corrigée en 30 min.</text:p>
        </text:list-item>
        <text:list-item>
          <text:p text:style-name="P38">Mise en ligne finale (vérification pages + design complet) → validée en 4-6h.</text:p>
        </text:list-item>
      </text:list>
      <text:h text:style-name="P1" text:outline-level="3"><text:span text:style-name="Strong_20_Emphasis"><text:span text:style-name="T4">Présentation de l’environnement technique utilisé</text:span></text:span></text:h>
      <text:p text:style-name="P15"><text:span text:style-name="Strong_20_Emphasis"><text:span text:style-name="T4"/></text:span></text:p>
      <text:p text:style-name="P16"><text:span text:style-name="T7">Le projet repose sur un environnement technique réel, basé sur l’utilisation du CMS </text:span><text:span text:style-name="Strong_20_Emphasis"><text:span text:style-name="T7">WordPress</text:span></text:span><text:span text:style-name="T7"> pour la création et la gestion d’un site web. Le travail a été réalisé sur un </text:span><text:span text:style-name="Strong_20_Emphasis"><text:span text:style-name="T7">ordinateur portable personnel</text:span></text:span><text:span text:style-name="T7"> équipé de Windows 11, avec un navigateur web (Chrome/Firefox) pour accéder à l’interface WordPress.<text:line-break/>L’hébergement du site a été configuré via un service en ligne, garantissant l’accessibilité publique du site. Les principales fonctionnalités de WordPress (éditeur Gutenberg, extensions, thèmes personnalisés) ont été utilisées pour la conception et la mise en forme.<text:line-break/>Pour assurer la connectivité, le protocole </text:span><text:span text:style-name="Strong_20_Emphasis"><text:span text:style-name="T7">HTTP/HTTPS</text:span></text:span><text:span text:style-name="T7"> a été employé, garantissant une navigation sécurisée. L’architecture du site repose sur un ensemble de </text:span><text:span text:style-name="Strong_20_Emphasis"><text:span text:style-name="T7">pages liées entre elles</text:span></text:span><text:span text:style-name="T7"> par des menus et des hyperliens.</text:span></text:p>
      <text:p text:style-name="P19"/>
      <text:p text:style-name="P15"><text:span text:style-name="Strong_20_Emphasis"><text:span text:style-name="T5">Normes et standards utilisés</text:span></text:span></text:p>
      <text:p text:style-name="P15"><text:span text:style-name="Strong_20_Emphasis"><text:span text:style-name="T5"/></text:span></text:p>
      <text:p text:style-name="P19">Dans le cadre de ce projet, plusieurs standards ont été respectés afin de garantir la compatibilité et la fiabilité du site web.</text:p>
      <text:list xml:id="list4140579564" text:style-name="L9">
        <text:list-item>
          <text:p text:style-name="P58"><text:soft-page-break/><text:span text:style-name="T7">Respect des normes </text:span><text:span text:style-name="Strong_20_Emphasis"><text:span text:style-name="T7">W3C</text:span></text:span><text:span text:style-name="T7"> pour la structure HTML et CSS.</text:span></text:p>
        </text:list-item>
        <text:list-item>
          <text:p text:style-name="P58"><text:span text:style-name="T7">Utilisation du protocole </text:span><text:span text:style-name="Strong_20_Emphasis"><text:span text:style-name="T7">HTTPS</text:span></text:span><text:span text:style-name="T7"> pour la sécurité des échanges.</text:span></text:p>
        </text:list-item>
        <text:list-item>
          <text:p text:style-name="P51">Application de bonnes pratiques d’ergonomie et d’accessibilité (navigation claire, design lisible).</text:p>
        </text:list-item>
        <text:list-item>
          <text:p text:style-name="P58"><text:span text:style-name="T7">Utilisation de thèmes et extensions </text:span><text:span text:style-name="Strong_20_Emphasis"><text:span text:style-name="T7">officielles WordPress</text:span></text:span><text:span text:style-name="T7">, régulièrement mises à jour pour éviter les failles de sécurité.</text:span></text:p>
          <text:p text:style-name="P51"/>
        </text:list-item>
      </text:list>
      <text:p text:style-name="P15"><text:span text:style-name="Strong_20_Emphasis"><text:span text:style-name="T5">Niveau d’habilitation</text:span></text:span></text:p>
      <text:p text:style-name="P15"><text:span text:style-name="Strong_20_Emphasis"><text:span text:style-name="T5"/></text:span></text:p>
      <text:p text:style-name="P19">La gestion des droits d’accès a été assurée directement via WordPress.</text:p>
      <text:list xml:id="list1995879918" text:style-name="L10">
        <text:list-item>
          <text:p text:style-name="P59"><text:span text:style-name="T7">Un </text:span><text:span text:style-name="Strong_20_Emphasis"><text:span text:style-name="T7">compte administrateur</text:span></text:span><text:span text:style-name="T7"> unique a été utilisé pour gérer la création des pages, l’installation d’extensions et les paramétrages d’hébergement.</text:span></text:p>
        </text:list-item>
        <text:list-item>
          <text:p text:style-name="P59"><text:span text:style-name="T7">Les accès sont sécurisés par un </text:span><text:span text:style-name="Strong_20_Emphasis"><text:span text:style-name="T7">mot de passe complexe</text:span></text:span><text:span text:style-name="T7">.</text:span></text:p>
        </text:list-item>
        <text:list-item>
          <text:p text:style-name="P52">La sécurité repose sur le protocole HTTPS et sur la gestion stricte des utilisateurs (aucun compte non autorisé).</text:p>
        </text:list-item>
        <text:list-item>
          <text:p text:style-name="P52">Les données publiées ont été limitées aux contenus nécessaires, afin d’éviter toute exposition d’informations sensibles.</text:p>
          <text:p text:style-name="P52"/>
        </text:list-item>
      </text:list>
      <text:h text:style-name="P1" text:outline-level="3"><text:soft-page-break/><text:span text:style-name="Strong_20_Emphasis"><text:span text:style-name="T5"/></text:span></text:h>
      <text:h text:style-name="P1" text:outline-level="3"><text:span text:style-name="Strong_20_Emphasis"><text:span text:style-name="T5">Respect de l’utilisation des ressources numériques</text:span></text:span></text:h>
      <text:p text:style-name="P15"><text:span text:style-name="Strong_20_Emphasis"><text:span text:style-name="T5"/></text:span></text:p>
      <text:p text:style-name="P19">Le projet a respecté les règles d’utilisation des ressources numériques.</text:p>
      <text:list xml:id="list2645224658" text:style-name="L11">
        <text:list-item>
          <text:p text:style-name="P60"><text:span text:style-name="T7">Tous les contenus utilisés (images, textes, icônes) proviennent de sources </text:span><text:span text:style-name="Strong_20_Emphasis"><text:span text:style-name="T7">libres de droits</text:span></text:span><text:span text:style-name="T7">.</text:span></text:p>
        </text:list-item>
        <text:list-item>
          <text:p text:style-name="P60"><text:span text:style-name="T7">Le matériel informatique a été utilisé uniquement dans un </text:span><text:span text:style-name="Strong_20_Emphasis"><text:span text:style-name="T7">cadre professionnel et pédagogique</text:span></text:span><text:span text:style-name="T7">.</text:span></text:p>
        </text:list-item>
        <text:list-item>
          <text:p text:style-name="P53">Les ressources ont été gérées de manière responsable, en évitant toute surcharge du serveur.</text:p>
        </text:list-item>
        <text:list-item>
          <text:p text:style-name="P60"><text:span text:style-name="T7">Le site a été testé régulièrement afin de s’assurer de son bon fonctionnement, tout en respectant les bonnes pratiques de </text:span><text:span text:style-name="Strong_20_Emphasis"><text:span text:style-name="T7">cybersécurité</text:span></text:span><text:span text:style-name="T7"> (sessions fermées après usage, mises à jour régulières).</text:span></text:p>
        </text:list-item>
        <text:list-item>
          <text:p text:style-name="P60"><text:span text:style-name="T7">Veux-tu que je le </text:span><text:span text:style-name="Strong_20_Emphasis"><text:span text:style-name="T7">raccourcisse</text:span></text:span><text:span text:style-name="T7"> (style synthèse pour ton dossier) ou tu préfères garder cette </text:span><text:span text:style-name="Strong_20_Emphasis"><text:span text:style-name="T7">version longue et détaillée</text:span></text:span><text:span text:style-name="T7"> comme ton exemple tribunal ?</text:span></text:p>
        </text:list-item>
      </text:list>
      <text:p text:style-name="P7"/>
      <text:p text:style-name="P7"/>
      <text:p text:style-name="P7"/>
      <text:p text:style-name="P7"/>
      <text:h text:style-name="P12" text:outline-level="3"><text:soft-page-break/>RGPD </text:h>
      <text:p text:style-name="P10"/>
      <text:p text:style-name="P18">Durant mon stage, je n’ai pas été amené à appliquer directement le RGPD. Cependant, j’ai pris connaissance de son importance dans la gestion d’un site web, notamment en ce qui concerne la confidentialité des données, la présence des mentions légales, la gestion des cookies et le respect des droits des utilisateurs (accès, rectification, opposition).</text:p>
      <text:h text:style-name="P2" text:outline-level="3">SEO et visibilité </text:h>
      <text:p text:style-name="P20"/>
      <text:p text:style-name="P18">Lors de la conception du site avec WordPress, j’ai veillé à structurer les pages (titres hiérarchisés, liens internes) afin de rendre la navigation plus claire et d’améliorer la visibilité du site. Même si je n’ai pas mené une optimisation poussée, j’ai compris que la qualité du contenu, l’actualisation régulière et l’usage de mots-clés adaptés contribuent fortement au référencement naturel.</text:p>
      <text:h text:style-name="P2" text:outline-level="3">Site web et réseaux sociaux </text:h>
      <text:p text:style-name="P20"/>
      <text:p text:style-name="P18">J’ai travaillé sur la création et la mise en forme de plusieurs pages WordPress, en intégrant des liens entre elles pour fluidifier la navigation. Le site peut servir de vitrine et être relié à des réseaux sociaux à l’avenir via des extensions ou boutons de partage. Bien que je n’aie pas géré directement de réseaux <text:soft-page-break/>sociaux, le site est conçu pour pouvoir s’y connecter facilement afin de renforcer la communication.</text:p>
      <text:p text:style-name="P18"/>
      <text:h text:style-name="P2" text:outline-level="3">Évolution</text:h>
      <text:p text:style-name="P20"/>
      <text:p text:style-name="P18">Le site développé est pensé pour être évolutif : il est possible d’ajouter des pages supplémentaires, des formulaires de contact, ou encore des modules interactifs. Les mises à jour régulières de WordPress et de ses extensions permettent d’assurer sa sécurité et sa pérennité. De futures évolutions pourraient inclure une meilleure optimisation pour mobiles ou encore un suivi statistique via Google Analytics.</text:p>
      <text:p text:style-name="P8"/>
      <text:p text:style-name="P15"><text:span text:style-name="Strong_20_Emphasis"><text:span text:style-name="T3">Objectifs et modalités</text:span></text:span></text:p>
      <text:p text:style-name="P15"><text:span text:style-name="Strong_20_Emphasis"><text:span text:style-name="T3"/></text:span></text:p>
      <text:list xml:id="list1815841309" text:style-name="L12">
        <text:list-item>
          <text:p text:style-name="P61"><text:span text:style-name="T2">Le projet consistait à créer un site internet sous WordPress pour l’entreprise </text:span><text:span text:style-name="Strong_20_Emphasis"><text:span text:style-name="T2">Crazy Park</text:span></text:span><text:span text:style-name="T2">, afin d’améliorer sa présence en ligne et sa visibilité auprès des clients.</text:span></text:p>
        </text:list-item>
        <text:list-item>
          <text:p text:style-name="P39">Les apports attendus étaient :</text:p>
          <text:list>
            <text:list-item>
              <text:p text:style-name="P39">faciliter la communication avec les clients,</text:p>
            </text:list-item>
            <text:list-item>
              <text:p text:style-name="P39">valoriser les services et activités proposées,</text:p>
            </text:list-item>
            <text:list-item>
              <text:p text:style-name="P39"><text:soft-page-break/>améliorer l’image de marque grâce à un site moderne et responsive.</text:p>
            </text:list-item>
          </text:list>
        </text:list-item>
        <text:list-item>
          <text:p text:style-name="P61"><text:span text:style-name="T2">J’ai travaillé </text:span><text:span text:style-name="Strong_20_Emphasis"><text:span text:style-name="T2">principalement seul </text:span></text:span><text:span text:style-name="T2">pour valider certaines étapes.</text:span></text:p>
        </text:list-item>
        <text:list-item>
          <text:p text:style-name="P39">Le projet s’est déroulé sur une période de <text:span text:style-name="T10">6 </text:span>semaines <text:span text:style-name="T10">sans panification</text:span> (installation, configuration, création des pages, mise en ligne).</text:p>
        </text:list-item>
      </text:list>
      <text:p text:style-name="P15"><text:span text:style-name="Strong_20_Emphasis"><text:span text:style-name="T3">Suivi du projet technique</text:span></text:span></text:p>
      <text:p text:style-name="P15"><text:span text:style-name="Strong_20_Emphasis"><text:span text:style-name="T3"/></text:span></text:p>
      <text:list xml:id="list2408740384" text:style-name="L13">
        <text:list-item>
          <text:p text:style-name="P62"><text:span text:style-name="T2">Un </text:span><text:span text:style-name="Strong_20_Emphasis"><text:span text:style-name="T2">diagramme de Gantt</text:span></text:span><text:span text:style-name="T2"> ou planning a été utilisé pour organiser les étapes :</text:span></text:p>
          <text:list>
            <text:list-item>
              <text:p text:style-name="P40">installation de WordPress,</text:p>
            </text:list-item>
            <text:list-item>
              <text:p text:style-name="P40">choix et personnalisation du thème,</text:p>
            </text:list-item>
            <text:list-item>
              <text:p text:style-name="P40">intégration des contenus (textes, images, vidéos),</text:p>
            </text:list-item>
            <text:list-item>
              <text:p text:style-name="P40">tests de compatibilité (mobile et navigateurs),</text:p>
            </text:list-item>
          </text:list>
        </text:list-item>
        <text:list-item>
          <text:p text:style-name="P40">Contraintes rencontrées :</text:p>
          <text:list>
            <text:list-item>
              <text:p text:style-name="P40">techniques : configuration de certains plugins, optimisation du temps de chargement</text:p>
            </text:list-item>
            <text:list-item>
              <text:p text:style-name="P40">humaines : disponibilité limitée du tuteur pour valider les choix graphiques</text:p>
            </text:list-item>
            <text:list-item>
              <text:p text:style-name="P40">financières : <text:span text:style-name="T11">aucune</text:span></text:p>
            </text:list-item>
          </text:list>
        </text:list-item>
        <text:list-item>
          <text:p text:style-name="P40"><text:soft-page-break/>Écarts : un léger retard est survenu lors de l’intégration des contenus à cause de corrections demandées</text:p>
        </text:list-item>
        <text:list-item>
          <text:p text:style-name="P62"><text:span text:style-name="T2">Méthode de travail : projet mené en </text:span><text:span text:style-name="Strong_20_Emphasis"><text:span text:style-name="T2">mode classique</text:span></text:span><text:span text:style-name="T2"> et non en agile, car les objectifs étaient fixés dès le départ et il y avait peu de changements.</text:span></text:p>
        </text:list-item>
      </text:list>
      <text:p text:style-name="P18"/>
      <text:p text:style-name="P15"><text:span text:style-name="Strong_20_Emphasis"><text:span text:style-name="T3">Rapport de test</text:span></text:span></text:p>
      <text:p text:style-name="P15"><text:span text:style-name="Strong_20_Emphasis"><text:span text:style-name="T3"/></text:span></text:p>
      <text:list xml:id="list341993065" text:style-name="L14">
        <text:list-item>
          <text:p text:style-name="P42">Test de la navigation sur le site (menus, liens internes et externes) → OK, navigation fluide.</text:p>
        </text:list-item>
        <text:list-item>
          <text:p text:style-name="P42">Test de l’affichage responsive (ordinateur, tablette, smartphone) → OK après ajustements du thème.</text:p>
        </text:list-item>
        <text:list-item>
          <text:p text:style-name="P42">Test des formulaires de contact (envoi de messages et réception par l’entreprise) → OK après configuration du plugin de messagerie.</text:p>
          <text:p text:style-name="P42"/>
        </text:list-item>
      </text:list>
      <text:p text:style-name="P15"><text:span text:style-name="Strong_20_Emphasis"><text:span text:style-name="T3">Rapport d’incident</text:span></text:span></text:p>
      <text:p text:style-name="P15"><text:span text:style-name="Strong_20_Emphasis"><text:span text:style-name="T3"/></text:span></text:p>
      <text:list xml:id="list3453570282" text:style-name="L15">
        <text:list-item>
          <text:p text:style-name="P43">Problème avec un plugin de formulaire qui n’envoyait pas correctement les messages → remplacement par un plugin plus fiable.</text:p>
        </text:list-item>
        <text:list-item>
          <text:p text:style-name="P43">Images trop lourdes ralentissant le chargement → optimisation des images pour améliorer la vitesse.</text:p>
        </text:list-item>
        <text:list-item>
          <text:p text:style-name="P43"><text:soft-page-break/>Difficulté à intégrer un agenda interactif → recherche d’un plugin adapté et configuration réussie après plusieurs essais.</text:p>
          <text:p text:style-name="P43"/>
        </text:list-item>
      </text:list>
      <text:p text:style-name="P15"><text:span text:style-name="Strong_20_Emphasis"><text:span text:style-name="T3">Éléments conceptuels techniques </text:span></text:span></text:p>
      <text:p text:style-name="P15"><text:span text:style-name="Strong_20_Emphasis"><text:span text:style-name="T3"/></text:span></text:p>
      <text:list xml:id="list2985272220" text:style-name="L16">
        <text:list-item>
          <text:p text:style-name="P63"><text:span text:style-name="T2">Utilisation de </text:span><text:span text:style-name="Strong_20_Emphasis"><text:span text:style-name="T2">WordPress</text:span></text:span><text:span text:style-name="T2"> comme CMS.</text:span></text:p>
        </text:list-item>
        <text:list-item>
          <text:p text:style-name="P44">Thème responsive sélectionné et personnalisé selon la charte graphique de Crazy Park.</text:p>
        </text:list-item>
        <text:list-item>
          <text:p text:style-name="P44">Schéma simplifié de l’architecture :</text:p>
          <text:list>
            <text:list-item>
              <text:p text:style-name="P44">Hébergement web mutualisé</text:p>
            </text:list-item>
            <text:list-item>
              <text:p text:style-name="P44">Base de données MySQL</text:p>
            </text:list-item>
            <text:list-item>
              <text:p text:style-name="P44">WordPress + plugins (sécurité, SEO, formulaire, optimisation).</text:p>
              <text:p text:style-name="P44"/>
            </text:list-item>
          </text:list>
        </text:list-item>
      </text:list>
      <text:p text:style-name="P15"><text:span text:style-name="Strong_20_Emphasis"><text:span text:style-name="T3">Fiche technique</text:span></text:span></text:p>
      <text:p text:style-name="P15"><text:span text:style-name="Strong_20_Emphasis"><text:span text:style-name="T3"/></text:span></text:p>
      <text:list xml:id="list2388740700" text:style-name="L17">
        <text:list-item>
          <text:p text:style-name="P45">Définir les acteurs : entreprise Crazy Park, stagiaire développeur, tuteur.</text:p>
        </text:list-item>
        <text:list-item>
          <text:p text:style-name="P45">Outils nécessaires : hébergement, domaine, CMS WordPress, plugins, navigateur pour les tests.</text:p>
        </text:list-item>
        <text:list-item>
          <text:p text:style-name="P45"><text:soft-page-break/>Ordre d’utilisation : installation de WordPress → choix du thème → personnalisation → intégration contenus → tests → mise en ligne.</text:p>
        </text:list-item>
        <text:list-item>
          <text:p text:style-name="P45">Points de vigilance : sécurité (mises à jour, plugin anti-spam), optimisation (temps de chargement, images), sauvegardes régulières.</text:p>
          <text:p text:style-name="P45"/>
        </text:list-item>
      </text:list>
      <text:p text:style-name="P15"><text:span text:style-name="Strong_20_Emphasis"><text:span text:style-name="T3">Accompagnement</text:span></text:span></text:p>
      <text:p text:style-name="P15"><text:span text:style-name="Strong_20_Emphasis"><text:span text:style-name="T3"/></text:span></text:p>
      <text:list xml:id="list580310330" text:style-name="L18">
        <text:list-item>
          <text:p text:style-name="P46">Création d’une petite documentation expliquant comment modifier le contenu (textes, images, pages).</text:p>
        </text:list-item>
        <text:list-item>
          <text:p text:style-name="P46">Présentation rapide au tuteur de la gestion des articles et des plugins.</text:p>
        </text:list-item>
      </text:list>
      <text:p text:style-name="P18"/>
      <text:p text:style-name="P18"><text:s/></text:p>
      <text:p text:style-name="P18"/>
      <text:p text:style-name="P18"/>
      <text:p text:style-name="P18"/>
      <text:p text:style-name="P18"/>
      <text:p text:style-name="P18"/>
      <text:p text:style-name="P18"/>
      <text:p text:style-name="P18"/>
      <text:p text:style-name="P16"><text:soft-page-break/><text:span text:style-name="T2"><text:s/></text:span><text:span text:style-name="Strong_20_Emphasis"><text:span text:style-name="T2">Exemple de rapport de test</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Test / commande</text:p>
            </table:table-cell>
            <table:table-cell table:style-name="Table3.A1" office:value-type="string">
              <text:p text:style-name="P26">Résultat attendu</text:p>
            </table:table-cell>
            <table:table-cell table:style-name="Table3.A1" office:value-type="string">
              <text:p text:style-name="P26">Résultat obtenu</text:p>
            </table:table-cell>
          </table:table-row>
        </table:table-header-rows>
        <table:table-row>
          <table:table-cell table:style-name="Table3.A1" office:value-type="string">
            <text:p text:style-name="P25">Navigation sur le site</text:p>
          </table:table-cell>
          <table:table-cell table:style-name="Table3.A1" office:value-type="string">
            <text:p text:style-name="P25">Les menus et liens doivent fonctionner correctement</text:p>
          </table:table-cell>
          <table:table-cell table:style-name="Table3.A1" office:value-type="string">
            <text:p text:style-name="P25">☑ OUI ☐ NON</text:p>
          </table:table-cell>
        </table:table-row>
        <table:table-row>
          <table:table-cell table:style-name="Table3.A1" office:value-type="string">
            <text:p text:style-name="P25">Affichage responsive</text:p>
          </table:table-cell>
          <table:table-cell table:style-name="Table3.A1" office:value-type="string">
            <text:p text:style-name="P25">Le site doit s’adapter à tous les supports (PC, tablette, smartphone)</text:p>
          </table:table-cell>
          <table:table-cell table:style-name="Table3.A1" office:value-type="string">
            <text:p text:style-name="P25">☑ OUI ☐ NON</text:p>
          </table:table-cell>
        </table:table-row>
        <table:table-row>
          <table:table-cell table:style-name="Table3.A1" office:value-type="string">
            <text:p text:style-name="P25">Formulaires de contact</text:p>
          </table:table-cell>
          <table:table-cell table:style-name="Table3.A1" office:value-type="string">
            <text:p text:style-name="P25">Les messages doivent être envoyés et reçus correctement</text:p>
          </table:table-cell>
          <table:table-cell table:style-name="Table3.A1" office:value-type="string">
            <text:p text:style-name="P25">☑ OUI ☐ NON</text:p>
          </table:table-cell>
        </table:table-row>
      </table:table>
      <text:h text:style-name="P3" text:outline-level="3"/>
      <text:h text:style-name="P4" text:outline-level="3"><text:span text:style-name="T2"><text:s/></text:span><text:span text:style-name="Strong_20_Emphasis"><text:span text:style-name="T2">Exemple de rapport d’incident</text:span></text:spa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6">Problème rencontré</text:p>
            </table:table-cell>
            <table:table-cell table:style-name="Table4.A1" office:value-type="string">
              <text:p text:style-name="P26">Solution apportée</text:p>
            </table:table-cell>
            <table:table-cell table:style-name="Table4.A1" office:value-type="string">
              <text:p text:style-name="P26">Temps accordé pour la correction</text:p>
            </table:table-cell>
            <table:table-cell table:style-name="Table4.A1" office:value-type="string">
              <text:p text:style-name="P26">État de résolution</text:p>
            </table:table-cell>
          </table:table-row>
        </table:table-header-rows>
        <table:table-row>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row>
        <table:table-row>
          <table:table-cell table:style-name="Table4.A1" office:value-type="string">
            <text:p text:style-name="P25">Images trop lourdes</text:p>
          </table:table-cell>
          <table:table-cell table:style-name="Table4.A1" office:value-type="string">
            <text:p text:style-name="P25">Optimisation des images (compression)</text:p>
          </table:table-cell>
          <table:table-cell table:style-name="Table4.A1" office:value-type="string">
            <text:p text:style-name="P25">Rapide (plugin ou outil externe)</text:p>
          </table:table-cell>
          <table:table-cell table:style-name="Table4.A1" office:value-type="string">
            <text:p text:style-name="P25">☑ OUI ☐ NON</text:p>
          </table:table-cell>
        </table:table-row>
        <table:table-row>
          <table:table-cell table:style-name="Table4.A1" office:value-type="string">
            <text:p text:style-name="P25">Agenda interactif difficile à intégrer</text:p>
          </table:table-cell>
          <table:table-cell table:style-name="Table4.A1" office:value-type="string">
            <text:p text:style-name="P25">Recherche et configuration d’un plugin adapté</text:p>
          </table:table-cell>
          <table:table-cell table:style-name="Table4.A1" office:value-type="string">
            <text:p text:style-name="P25">Plusieurs essais sur 2 jours</text:p>
          </table:table-cell>
          <table:table-cell table:style-name="Table4.A1" office:value-type="string">
            <text:p text:style-name="P25">☑ OUI ☐ NON</text:p>
          </table:table-cell>
        </table:table-row>
      </table:table>
      <text:p text:style-name="P24"/>
      <text:p text:style-name="P17"/>
      <text:p text:style-name="P17"/>
      <text:p text:style-name="P17"><text:soft-page-break/></text:p>
      <text:p text:style-name="P17"/>
      <text:h text:style-name="P30" text:outline-level="2">Modalité de suivi du stage</text:h>
      <text:p text:style-name="P21"/>
      <text:list xml:id="list2659089919" text:style-name="L19">
        <text:list-item>
          <text:p text:style-name="P47">Mon stage a été encadré par un tuteur qui m’a guidé dans mes missions tout en me laissant une large autonomie.</text:p>
        </text:list-item>
        <text:list-item>
          <text:p text:style-name="P47">J’ai travaillé en autoformation sur certaines parties, notamment sur WordPress (création de pages, design, intégration des liens, hébergement).</text:p>
        </text:list-item>
        <text:list-item>
          <text:p text:style-name="P47">Le suivi se faisait par des points réguliers avec mon tuteur pour valider l’avancement et corriger si nécessaire.</text:p>
          <text:p text:style-name="P47"/>
          <text:p text:style-name="P47">Apports du stage :</text:p>
        </text:list-item>
        <text:list-item>
          <text:p text:style-name="P47">Compétences humaines :</text:p>
        </text:list-item>
      </text:list>
      <text:list xml:id="list520727299" text:style-name="L20">
        <text:list-item>
          <text:p text:style-name="P64"><text:span text:style-name="Strong_20_Emphasis"><text:span text:style-name="T2">Autonomie</text:span></text:span><text:span text:style-name="T2"> : j’ai appris à gérer mes tâches seul, notamment dans la conception et l’organisation des pages du site.</text:span></text:p>
        </text:list-item>
        <text:list-item>
          <text:p text:style-name="P64"><text:span text:style-name="Strong_20_Emphasis"><text:span text:style-name="T2">Auto-formation</text:span></text:span><text:span text:style-name="T2"> : j’ai recherché des solutions par moi-même (documentation, tutoriels) pour surmonter des difficultés techniques.</text:span></text:p>
        </text:list-item>
        <text:list-item>
          <text:p text:style-name="P64"><text:span text:style-name="Strong_20_Emphasis"><text:span text:style-name="T2">Gestion du stress</text:span></text:span><text:span text:style-name="T2"> : j’ai su garder mon calme face aux contraintes de temps et à la charge de travail.</text:span></text:p>
        </text:list-item>
        <text:list-item>
          <text:p text:style-name="P64"><text:soft-page-break/><text:span text:style-name="Strong_20_Emphasis"><text:span text:style-name="T2">Relationnel</text:span></text:span><text:span text:style-name="T2"> : j’ai échangé avec mon tuteur pour obtenir des retours constructifs et m’adapter à ses attentes.</text:span></text:p>
        </text:list-item>
      </text:list>
      <text:h text:style-name="P3" text:outline-level="3">Compétences professionnelles :</text:h>
      <text:list xml:id="list2468156356" text:style-name="L21">
        <text:list-item>
          <text:p text:style-name="P65"><text:span text:style-name="Strong_20_Emphasis"><text:span text:style-name="T2">Prise de décision</text:span></text:span><text:span text:style-name="T2"> : choix du design, de la structuration des pages et des liens internes.</text:span></text:p>
        </text:list-item>
        <text:list-item>
          <text:p text:style-name="P65"><text:span text:style-name="Strong_20_Emphasis"><text:span text:style-name="T2">Compétences rédactionnelles</text:span></text:span><text:span text:style-name="T2"> : rédaction de contenus clairs pour les pages et de la documentation technique de base.</text:span></text:p>
        </text:list-item>
        <text:list-item>
          <text:p text:style-name="P65"><text:span text:style-name="Strong_20_Emphasis"><text:span text:style-name="T2">Expression orale</text:span></text:span><text:span text:style-name="T2"> : présentation de l’avancement au tuteur et explication des choix techniques.</text:span></text:p>
        </text:list-item>
        <text:list-item>
          <text:p text:style-name="P65"><text:span text:style-name="Strong_20_Emphasis"><text:span text:style-name="T2">Travail en équipe / seul</text:span></text:span><text:span text:style-name="T2"> : j’ai travaillé seul sur la partie technique mais en collaboration avec le tuteur pour les objectifs.</text:span></text:p>
        </text:list-item>
        <text:list-item>
          <text:p text:style-name="P65"><text:span text:style-name="Strong_20_Emphasis"><text:span text:style-name="T2">Être force de proposition</text:span></text:span><text:span text:style-name="T2"> : j’ai suggéré des améliorations visuelles et des choix de navigation.</text:span></text:p>
        </text:list-item>
        <text:list-item>
          <text:p text:style-name="P65"><text:span text:style-name="Strong_20_Emphasis"><text:span text:style-name="T2">Tenir les délais</text:span></text:span><text:span text:style-name="T2"> : respect du calendrier (conception, intégration, rendu final).</text:span></text:p>
          <text:p text:style-name="P48"/>
        </text:list-item>
        <text:list-item>
          <text:p text:style-name="P48">Bilan</text:p>
        </text:list-item>
      </text:list>
      <text:list xml:id="list323462942" text:style-name="L22">
        <text:list-item>
          <text:p text:style-name="P66"><text:span text:style-name="Strong_20_Emphasis"><text:span text:style-name="T2">Ce que j’en ai pensé</text:span></text:span><text:span text:style-name="T2"> : une expérience enrichissante qui m’a permis de mettre en pratique mes connaissances et de gagner en autonomie.</text:span></text:p>
        </text:list-item>
        <text:list-item>
          <text:p text:style-name="P66"><text:soft-page-break/><text:span text:style-name="Strong_20_Emphasis"><text:span text:style-name="T2">Ce que j’aurais aimé faire ou observer</text:span></text:span><text:span text:style-name="T2"> : approfondir davantage le référencement SEO et la gestion d’un hébergement plus avancé.</text:span></text:p>
        </text:list-item>
        <text:list-item>
          <text:p text:style-name="P66"><text:span text:style-name="Strong_20_Emphasis"><text:span text:style-name="T2">Ce que j’aimerais voir ou approfondir à l’avenir</text:span></text:span><text:span text:style-name="T2"> : apprendre la cybersécurité liée aux sites web et perfectionner mes compétences en design.</text:span></text:p>
        </text:list-item>
        <text:list-item>
          <text:p text:style-name="P66"><text:span text:style-name="Strong_20_Emphasis"><text:span text:style-name="T2">Aimeriez-vous revenir sur ce terrain ?</text:span></text:span><text:span text:style-name="T2"> Oui, car le stage m’a permis de travailler dans de bonnes conditions et de progresser sur des compétences utiles pour mon avenir.</text:span></text:p>
          <text:p text:style-name="P49"/>
        </text:list-item>
      </text:list>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fo:color="#2a6099" style:font-name="Trebuchet MS" fo:font-size="14pt" fo:font-weight="bold" officeooo:rsid="00059770" officeooo:paragraph-rsid="001b4211" style:font-size-asian="14pt" style:font-weight-asian="bold" style:font-size-complex="14pt" style:font-weight-complex="bold"/>
    </style:style>
    <style:style style:name="MP2" style:family="paragraph" style:parent-style-name="Standard" style:list-style-name="">
      <style:paragraph-properties fo:margin-top="0cm" fo:margin-bottom="0.318cm" loext:contextual-spacing="false" fo:line-height="100%" fo:text-align="center" style:justify-single-word="false"/>
      <style:text-properties fo:color="#2a6099" style:font-name="Helvetica" fo:font-size="16pt" fo:font-weight="bold" officeooo:rsid="00059770" officeooo:paragraph-rsid="001b4211" style:font-size-asian="16pt" style:font-weight-asian="bold" style:font-name-complex="Helvetica1" style:font-size-complex="16pt" style:font-weight-complex="bold"/>
    </style:style>
    <style:style style:name="MP3" style:family="paragraph" style:parent-style-name="Text_20_body">
      <style:paragraph-properties fo:text-align="center" style:justify-single-word="false"/>
      <style:text-properties fo:color="#2a6099" style:font-name="Trebuchet MS" fo:font-size="24pt" fo:font-weight="bold" officeooo:rsid="00059770" officeooo:paragraph-rsid="001b4211" style:font-size-asian="24pt" style:font-weight-asian="bold" style:font-size-complex="24pt" style:font-weight-complex="bold"/>
    </style:style>
    <style:style style:name="MP4" style:family="paragraph" style:parent-style-name="Text_20_body">
      <style:paragraph-properties fo:text-align="center" style:justify-single-word="false">
        <style:tab-stops>
          <style:tab-stop style:position="7.294cm"/>
        </style:tab-stops>
      </style:paragraph-properties>
      <style:text-properties fo:color="#2a6099" style:font-name="Trebuchet MS" fo:font-size="16pt" fo:font-weight="bold" officeooo:rsid="00059770" officeooo:paragraph-rsid="001b4211" style:font-size-asian="16pt" style:font-weight-asian="bold" style:font-size-complex="16pt" style:font-weight-complex="bold"/>
    </style:style>
    <style:style style:name="MP5" style:family="paragraph" style:parent-style-name="Footer">
      <style:text-properties officeooo:paragraph-rsid="001b4211"/>
    </style:style>
    <style:style style:name="MT1" style:family="text">
      <style:text-properties officeooo:rsid="000f4d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3">BERRRAMDANE NADIR <text:s text:c="18"/>STS SIO – 2ème année - Spécialité SLAM</text:h>
        <text:h text:style-name="MP2" text:outline-level="2">E4 – Support et mise à disposition de services informatiques</text:h>
        <text:p text:style-name="MP3">Synthèse de stage</text:p>
        <text:p text:style-name="MP4">Développement du site vitrine sous WordPress </text:p>
      </style:header>
      <style:footer>
        <text:p text:style-name="MP5"><text:span text:style-name="MT1">Berramdane Nadir</text:span><text:tab/><text:tab/>12/09/20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15T08:20:12.667000000</meta:creation-date>
    <dc:date>2025-09-15T08:23:57.060000000</dc:date>
    <meta:editing-duration>PT3M44S</meta:editing-duration>
    <meta:editing-cycles>2</meta:editing-cycles>
    <meta:generator>Trio_Office/6.2.8.2$Windows_x86 LibreOffice_project/</meta:generator>
    <meta:document-statistic meta:table-count="2" meta:image-count="0" meta:object-count="0" meta:page-count="16" meta:paragraph-count="174" meta:word-count="1967" meta:character-count="12486" meta:non-whitespace-character-count="10760"/>
  </office:meta>
</office:document-meta>
</file>